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777425248" calcext:value-type="float">
            <text:p>7.77E-06</text:p>
          </table:table-cell>
          <table:table-cell office:value-type="float" office:value="0.00000290107641" calcext:value-type="float">
            <text:p>2.90E-06</text:p>
          </table:table-cell>
          <table:table-cell office:value-type="float" office:value="0.00057847955" calcext:value-type="float">
            <text:p>5.78E-04</text:p>
          </table:table-cell>
          <table:table-cell office:value-type="float" office:value="0.00000999447639" calcext:value-type="float">
            <text:p>9.99E-06</text:p>
          </table:table-cell>
          <table:table-cell office:value-type="float" office:value="0.000118530828" calcext:value-type="float">
            <text:p>1.19E-04</text:p>
          </table:table-cell>
          <table:table-cell office:value-type="float" office:value="0.917318881" calcext:value-type="float">
            <text:p>9.17E-01</text:p>
          </table:table-cell>
          <table:table-cell office:value-type="float" office:value="0.00124626944" calcext:value-type="float">
            <text:p>1.25E-03</text:p>
          </table:table-cell>
          <table:table-cell office:value-type="float" office:value="0.994933546" calcext:value-type="float">
            <text:p>9.95E-01</text:p>
          </table:table-cell>
          <table:table-cell office:value-type="float" office:value="0.37949824" calcext:value-type="float">
            <text:p>0.37949824</text:p>
          </table:table-cell>
          <table:table-cell office:value-type="float" office:value="0.000306149595" calcext:value-type="float">
            <text:p>3.06E-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7619569" calcext:value-type="float">
            <text:p>9.98E-01</text:p>
          </table:table-cell>
          <table:table-cell office:value-type="float" office:value="0.996353626" calcext:value-type="float">
            <text:p>9.96E-01</text:p>
          </table:table-cell>
          <table:table-cell office:value-type="float" office:value="0.0000260798461" calcext:value-type="float">
            <text:p>2.61E-05</text:p>
          </table:table-cell>
          <table:table-cell office:value-type="float" office:value="0.000244383904" calcext:value-type="float">
            <text:p>2.44E-04</text:p>
          </table:table-cell>
          <table:table-cell office:value-type="float" office:value="0.00016370957" calcext:value-type="float">
            <text:p>1.64E-04</text:p>
          </table:table-cell>
          <table:table-cell office:value-type="float" office:value="0.0000728026789" calcext:value-type="float">
            <text:p>7.28E-05</text:p>
          </table:table-cell>
          <table:table-cell office:value-type="float" office:value="0.0000124980552" calcext:value-type="float">
            <text:p>1.25E-05</text:p>
          </table:table-cell>
          <table:table-cell office:value-type="float" office:value="0.000014661462" calcext:value-type="float">
            <text:p>1.47E-05</text:p>
          </table:table-cell>
          <table:table-cell office:value-type="float" office:value="0.00595824" calcext:value-type="float">
            <text:p>0.00595824</text:p>
          </table:table-cell>
          <table:table-cell office:value-type="float" office:value="0.000205397257" calcext:value-type="float">
            <text:p>2.05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79233854" calcext:value-type="float">
            <text:p>3.79E-04</text:p>
          </table:table-cell>
          <table:table-cell office:value-type="float" office:value="0.000596356986" calcext:value-type="float">
            <text:p>5.96E-04</text:p>
          </table:table-cell>
          <table:table-cell office:value-type="float" office:value="0.000030547737" calcext:value-type="float">
            <text:p>3.05E-05</text:p>
          </table:table-cell>
          <table:table-cell office:value-type="float" office:value="0.00146524026" calcext:value-type="float">
            <text:p>1.47E-03</text:p>
          </table:table-cell>
          <table:table-cell office:value-type="float" office:value="0.000174199478" calcext:value-type="float">
            <text:p>1.74E-04</text:p>
          </table:table-cell>
          <table:table-cell office:value-type="float" office:value="0.00203069299" calcext:value-type="float">
            <text:p>2.03E-03</text:p>
          </table:table-cell>
          <table:table-cell office:value-type="float" office:value="0.00178900093" calcext:value-type="float">
            <text:p>1.79E-03</text:p>
          </table:table-cell>
          <table:table-cell office:value-type="float" office:value="0.000256004074" calcext:value-type="float">
            <text:p>2.56E-04</text:p>
          </table:table-cell>
          <table:table-cell office:value-type="float" office:value="0.13055965" calcext:value-type="float">
            <text:p>0.13055965</text:p>
          </table:table-cell>
          <table:table-cell office:value-type="float" office:value="0.00103524502" calcext:value-type="float">
            <text:p>1.04E-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61347289" calcext:value-type="float">
            <text:p>5.61E-04</text:p>
          </table:table-cell>
          <table:table-cell office:value-type="float" office:value="0.000462754135" calcext:value-type="float">
            <text:p>4.63E-04</text:p>
          </table:table-cell>
          <table:table-cell office:value-type="float" office:value="0.000292378245" calcext:value-type="float">
            <text:p>2.92E-04</text:p>
          </table:table-cell>
          <table:table-cell office:value-type="float" office:value="0.000818106288" calcext:value-type="float">
            <text:p>8.18E-04</text:p>
          </table:table-cell>
          <table:table-cell office:value-type="float" office:value="0.0000206828627" calcext:value-type="float">
            <text:p>2.07E-05</text:p>
          </table:table-cell>
          <table:table-cell office:value-type="float" office:value="0.0000674425828" calcext:value-type="float">
            <text:p>6.74E-05</text:p>
          </table:table-cell>
          <table:table-cell office:value-type="float" office:value="0.000022978631" calcext:value-type="float">
            <text:p>2.30E-05</text:p>
          </table:table-cell>
          <table:table-cell office:value-type="float" office:value="0.0000297265324" calcext:value-type="float">
            <text:p>2.97E-05</text:p>
          </table:table-cell>
          <table:table-cell office:value-type="float" office:value="0.11613295" calcext:value-type="float">
            <text:p>0.11613295</text:p>
          </table:table-cell>
          <table:table-cell office:value-type="float" office:value="0.000511868217" calcext:value-type="float">
            <text:p>5.12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636884288" calcext:value-type="float">
            <text:p>6.37E-05</text:p>
          </table:table-cell>
          <table:table-cell office:value-type="float" office:value="0.0000531399164" calcext:value-type="float">
            <text:p>5.31E-05</text:p>
          </table:table-cell>
          <table:table-cell office:value-type="float" office:value="0.00562922517" calcext:value-type="float">
            <text:p>5.63E-03</text:p>
          </table:table-cell>
          <table:table-cell office:value-type="float" office:value="0.979692936" calcext:value-type="float">
            <text:p>9.80E-01</text:p>
          </table:table-cell>
          <table:table-cell office:value-type="float" office:value="0.95118767" calcext:value-type="float">
            <text:p>9.51E-01</text:p>
          </table:table-cell>
          <table:table-cell office:value-type="float" office:value="0.0000908768125" calcext:value-type="float">
            <text:p>9.09E-05</text:p>
          </table:table-cell>
          <table:table-cell office:value-type="float" office:value="0.000160080701" calcext:value-type="float">
            <text:p>1.60E-04</text:p>
          </table:table-cell>
          <table:table-cell office:value-type="float" office:value="0.00000155199552" calcext:value-type="float">
            <text:p>1.55E-06</text:p>
          </table:table-cell>
          <table:table-cell office:value-type="float" office:value="0.00673741" calcext:value-type="float">
            <text:p>0.00673741</text:p>
          </table:table-cell>
          <table:table-cell office:value-type="float" office:value="0.0660224408" calcext:value-type="float">
            <text:p>6.60E-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38603591" calcext:value-type="float">
            <text:p>1.39E-05</text:p>
          </table:table-cell>
          <table:table-cell office:value-type="float" office:value="0.0000152073835" calcext:value-type="float">
            <text:p>1.52E-05</text:p>
          </table:table-cell>
          <table:table-cell office:value-type="float" office:value="0.00113757944" calcext:value-type="float">
            <text:p>1.14E-03</text:p>
          </table:table-cell>
          <table:table-cell office:value-type="float" office:value="0.00000662006642" calcext:value-type="float">
            <text:p>6.62E-06</text:p>
          </table:table-cell>
          <table:table-cell office:value-type="float" office:value="0.000309908064" calcext:value-type="float">
            <text:p>3.10E-04</text:p>
          </table:table-cell>
          <table:table-cell office:value-type="float" office:value="0.0766879618" calcext:value-type="float">
            <text:p>7.67E-02</text:p>
          </table:table-cell>
          <table:table-cell office:value-type="float" office:value="0.000209544407" calcext:value-type="float">
            <text:p>2.10E-04</text:p>
          </table:table-cell>
          <table:table-cell office:value-type="float" office:value="0.00388848712" calcext:value-type="float">
            <text:p>3.89E-03</text:p>
          </table:table-cell>
          <table:table-cell office:value-type="float" office:value="0.04060687" calcext:value-type="float">
            <text:p>0.04060687</text:p>
          </table:table-cell>
          <table:table-cell office:value-type="float" office:value="0.0000843631424" calcext:value-type="float">
            <text:p>8.44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2926379" calcext:value-type="float">
            <text:p>1.43E-04</text:p>
          </table:table-cell>
          <table:table-cell office:value-type="float" office:value="0.000147074112" calcext:value-type="float">
            <text:p>1.47E-04</text:p>
          </table:table-cell>
          <table:table-cell office:value-type="float" office:value="0.000055875862" calcext:value-type="float">
            <text:p>5.59E-05</text:p>
          </table:table-cell>
          <table:table-cell office:value-type="float" office:value="0.000291243923" calcext:value-type="float">
            <text:p>2.91E-04</text:p>
          </table:table-cell>
          <table:table-cell office:value-type="float" office:value="0.00335088908" calcext:value-type="float">
            <text:p>3.35E-03</text:p>
          </table:table-cell>
          <table:table-cell office:value-type="float" office:value="0.00277598016" calcext:value-type="float">
            <text:p>2.78E-03</text:p>
          </table:table-cell>
          <table:table-cell office:value-type="float" office:value="0.996108472" calcext:value-type="float">
            <text:p>9.96E-01</text:p>
          </table:table-cell>
          <table:table-cell office:value-type="float" office:value="0.000738828676" calcext:value-type="float">
            <text:p>7.39E-04</text:p>
          </table:table-cell>
          <table:table-cell office:value-type="float" office:value="0.04853729" calcext:value-type="float">
            <text:p>0.04853729</text:p>
          </table:table-cell>
          <table:table-cell office:value-type="float" office:value="0.000207055404" calcext:value-type="float">
            <text:p>2.07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777105044" calcext:value-type="float">
            <text:p>7.77E-04</text:p>
          </table:table-cell>
          <table:table-cell office:value-type="float" office:value="0.00102288625" calcext:value-type="float">
            <text:p>1.02E-03</text:p>
          </table:table-cell>
          <table:table-cell office:value-type="float" office:value="0.984133482" calcext:value-type="float">
            <text:p>9.84E-01</text:p>
          </table:table-cell>
          <table:table-cell office:value-type="float" office:value="0.0025056731" calcext:value-type="float">
            <text:p>2.51E-03</text:p>
          </table:table-cell>
          <table:table-cell office:value-type="float" office:value="0.00730703631" calcext:value-type="float">
            <text:p>7.31E-03</text:p>
          </table:table-cell>
          <table:table-cell office:value-type="float" office:value="0.000267416559" calcext:value-type="float">
            <text:p>2.67E-04</text:p>
          </table:table-cell>
          <table:table-cell office:value-type="float" office:value="0.0000124358376" calcext:value-type="float">
            <text:p>1.24E-05</text:p>
          </table:table-cell>
          <table:table-cell office:value-type="float" office:value="0.00000717594412" calcext:value-type="float">
            <text:p>7.18E-06</text:p>
          </table:table-cell>
          <table:table-cell office:value-type="float" office:value="0.00109609" calcext:value-type="float">
            <text:p>0.00109609</text:p>
          </table:table-cell>
          <table:table-cell office:value-type="float" office:value="0.0958618894" calcext:value-type="float">
            <text:p>9.59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55622615" calcext:value-type="float">
            <text:p>3.56E-04</text:p>
          </table:table-cell>
          <table:table-cell office:value-type="float" office:value="0.000917518046" calcext:value-type="float">
            <text:p>9.18E-04</text:p>
          </table:table-cell>
          <table:table-cell office:value-type="float" office:value="0.0000983055579" calcext:value-type="float">
            <text:p>9.83E-05</text:p>
          </table:table-cell>
          <table:table-cell office:value-type="float" office:value="0.00269557419" calcext:value-type="float">
            <text:p>2.70E-03</text:p>
          </table:table-cell>
          <table:table-cell office:value-type="float" office:value="0.000707541418" calcext:value-type="float">
            <text:p>7.08E-04</text:p>
          </table:table-cell>
          <table:table-cell office:value-type="float" office:value="0.0000425706894" calcext:value-type="float">
            <text:p>4.26E-05</text:p>
          </table:table-cell>
          <table:table-cell office:value-type="float" office:value="0.000130127824" calcext:value-type="float">
            <text:p>1.30E-04</text:p>
          </table:table-cell>
          <table:table-cell office:value-type="float" office:value="0.0000777990717" calcext:value-type="float">
            <text:p>7.78E-05</text:p>
          </table:table-cell>
          <table:table-cell office:value-type="float" office:value="0.24413151" calcext:value-type="float">
            <text:p>0.24413151</text:p>
          </table:table-cell>
          <table:table-cell office:value-type="float" office:value="0.00206520874" calcext:value-type="float">
            <text:p>2.07E-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787025638" calcext:value-type="float">
            <text:p>7.87E-05</text:p>
          </table:table-cell>
          <table:table-cell office:value-type="float" office:value="0.000428525702" calcext:value-type="float">
            <text:p>4.29E-04</text:p>
          </table:table-cell>
          <table:table-cell office:value-type="float" office:value="0.00801812671" calcext:value-type="float">
            <text:p>8.02E-03</text:p>
          </table:table-cell>
          <table:table-cell office:value-type="float" office:value="0.0122702196" calcext:value-type="float">
            <text:p>1.23E-02</text:p>
          </table:table-cell>
          <table:table-cell office:value-type="float" office:value="0.0366598703" calcext:value-type="float">
            <text:p>3.67E-02</text:p>
          </table:table-cell>
          <table:table-cell office:value-type="float" office:value="0.000645233784" calcext:value-type="float">
            <text:p>6.45E-04</text:p>
          </table:table-cell>
          <table:table-cell office:value-type="float" office:value="0.000308633986" calcext:value-type="float">
            <text:p>3.09E-04</text:p>
          </table:table-cell>
          <table:table-cell office:value-type="float" office:value="0.0000521596521" calcext:value-type="float">
            <text:p>5.22E-05</text:p>
          </table:table-cell>
          <table:table-cell office:value-type="float" office:value="0.02674183" calcext:value-type="float">
            <text:p>0.02674183</text:p>
          </table:table-cell>
          <table:table-cell office:value-type="float" office:value="0.833700359" calcext:value-type="float">
            <text:p>8.34E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8:51:48.739209939</meta:creation-date>
    <dc:date>2017-10-06T19:59:30.653429599</dc:date>
    <meta:editing-duration>PT36M30S</meta:editing-duration>
    <meta:editing-cycles>4</meta:editing-cycles>
    <meta:generator>LibreOffice/5.1.6.2$Linux_X86_64 LibreOffice_project/10m0$Build-2</meta:generator>
    <meta:document-statistic meta:table-count="1" meta:cell-count="120" meta:object-count="0"/>
  </office:meta>
</office:document-meta>
</file>